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859cm" fo:min-width="20.532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fill-color="#ffffff" draw:textarea-horizontal-align="justify" draw:textarea-vertical-align="middle" draw:auto-grow-height="false" fo:min-height="1.859cm" fo:min-width="9.35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end="Arrow" draw:marker-end-width="0.508cm" draw:fill="none" draw:fill-color="#ffffff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1cm" svg:stroke-color="#000000" draw:fill="none" draw:fill-color="#ffffff" fo:min-height="0.712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1.082cm" svg:height="2.159cm" svg:x="1.381cm" svg:y="9.698cm">
          <text:p text:style-name="P1">Library: haskell-gi/base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1.082cm" svg:height="2.159cm" svg:x="1.381cm" svg:y="7.158cm">
          <text:p text:style-name="P1">Library: haskell-gi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9.906cm" svg:height="2.159cm" svg:x="1.381cm" svg:y="4.318cm">
          <text:p text:style-name="P1">Command: haskell-g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2.159cm" svg:x="12.511cm" svg:y="4.545cm">
          <text:p text:style-name="P1">haskell-gi/bindings/Glib/G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2.159cm" svg:x="12.257cm" svg:y="4.291cm">
          <text:p text:style-name="P1">haskell-gi/bindings/Glib/GI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9.906cm" svg:height="2.159cm" svg:x="12.003cm" svg:y="4.037cm">
          <text:p text:style-name="P1">haskell-gi/bindings/Glib/G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draw:line-skew="-0.79cm" svg:x1="6.334cm" svg:y1="4.318cm" svg:x2="16.956cm" svg:y2="4.037cm" draw:start-shape="id1" draw:start-glue-point="0" draw:end-shape="id2" svg:d="M6334 4318c0-2397 10622-2256 10622-281" svg:viewBox="0 0 10623 1781">
          <text:p/>
        </draw:connector>
        <draw:frame draw:style-name="gr4" draw:text-style-name="P4" draw:layer="layout" svg:width="3.302cm" svg:height="1.012cm" svg:x="10.044cm" svg:y="1.397cm">
          <draw:text-box>
            <text:p>Generate</text:p>
          </draw:text-box>
        </draw:frame>
        <draw:custom-shape draw:style-name="gr2" draw:text-style-name="P2" draw:layer="layout" svg:width="9.906cm" svg:height="2.159cm" svg:x="12.538cm" svg:y="16.583cm">
          <text:p text:style-name="P1">Library: gi-glib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2.159cm" svg:x="12.274cm" svg:y="16.363cm">
          <text:p text:style-name="P1">Library: gi-glib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9.906cm" svg:height="2.159cm" svg:x="12.022cm" svg:y="16.175cm">
          <text:p text:style-name="P1">Library: gi-glib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16.956cm" svg:y1="6.196cm" svg:x2="16.975cm" svg:y2="16.175cm" draw:start-shape="id2" draw:start-glue-point="2" draw:end-shape="id3" svg:d="M16956 6196c0 7483 19 2494 19 9979" svg:viewBox="0 0 20 9980">
          <text:p/>
        </draw:connector>
        <draw:custom-shape draw:style-name="gr2" draw:text-style-name="P2" draw:layer="layout" svg:width="9.906cm" svg:height="2.159cm" svg:x="12.09cm" svg:y="12.727cm">
          <text:p text:style-name="P1">Haskell compile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2.159cm" svg:x="1.889cm" svg:y="13.473cm">
          <text:p text:style-name="P1">/usr/share/gir-1.0/GLib-2.0.gi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906cm" svg:height="2.159cm" svg:x="1.635cm" svg:y="13.219cm">
          <text:p text:style-name="P1">/usr/share/gir-1.0/GLib-2.0.gir</text:p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9.906cm" svg:height="2.159cm" svg:x="1.381cm" svg:y="12.965cm">
          <text:p text:style-name="P1">/usr/share/gir-1.0/GLib-2.0.gir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curve" svg:x1="6.334cm" svg:y1="12.965cm" svg:x2="6.334cm" svg:y2="6.477cm" draw:start-shape="id4" draw:start-glue-point="0" draw:end-shape="id1" svg:d="M6334 12965v-6488" svg:viewBox="0 0 1 648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9T11:01:51.846060386</meta:creation-date>
    <dc:date>2017-04-29T11:14:42.561182008</dc:date>
    <meta:editing-duration>PT12M47S</meta:editing-duration>
    <meta:editing-cycles>11</meta:editing-cycles>
    <meta:generator>LibreOffice/5.2.6.2$Linux_X86_64 LibreOffice_project/20m0$Build-2</meta:generator>
    <meta:document-statistic meta:object-count="17"/>
  </office:meta>
</office:document-meta>
</file>